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EF000000AED3C1DCCEBE148B92.png" manifest:media-type="image/png"/>
  <manifest:file-entry manifest:full-path="Pictures/100000000000078000000438BCF67D94472BB1D8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aleway" svg:font-family="Raleway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modern" style:font-pitch="variable"/>
    <style:font-face style:name="TlwgTypewriter" svg:font-family="TlwgTypewriter" style:font-adornments="Standard" style:font-family-generic="modern" style:font-pitch="variable"/>
    <style:font-face style:name="TlwgTypewriter1" svg:font-family="TlwgTypewriter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999999" draw:fill="solid" draw:fill-color="#cccccc" draw:textarea-horizontal-align="justify" draw:textarea-vertical-align="middle" draw:auto-grow-height="false" fo:min-height="15.75cm" fo:min-width="0cm"/>
    </style:style>
    <style:style style:name="gr3" style:family="graphic" style:parent-style-name="standard">
      <style:graphic-properties svg:stroke-width="0.028cm" svg:stroke-color="#999999" draw:marker-start-width="0.242cm" draw:marker-end-width="0.242cm" draw:fill="solid" draw:fill-color="#ffffff" draw:textarea-horizontal-align="justify" draw:textarea-vertical-align="middle" draw:auto-grow-height="false" fo:min-height="15.722cm" fo:min-width="0cm" fo:padding-top="0.139cm" fo:padding-bottom="0.139cm" fo:padding-left="0.264cm" fo:padding-right="0.26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5" style:family="graphic" style:parent-style-name="standard">
      <style:graphic-properties svg:stroke-color="#999999" draw:fill="solid" draw:fill-color="#cccccc" draw:textarea-horizontal-align="justify" draw:textarea-vertical-align="middle" draw:auto-grow-height="false" fo:min-height="8.55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7.589cm" fo:min-width="9.486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-color="#ff972f" draw:textarea-horizontal-align="justify" draw:textarea-vertical-align="middle" draw:auto-grow-height="false" fo:min-height="0.493cm" fo:min-width="9.486cm"/>
      <style:paragraph-properties style:writing-mode="lr-tb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0.493cm" fo:min-width="9.5cm"/>
      <style:paragraph-properties style:writing-mode="lr-tb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.493cm" fo:min-width="9.486cm"/>
      <style:paragraph-properties style:writing-mode="lr-tb"/>
    </style:style>
    <style:style style:name="gr11" style:family="graphic" style:parent-style-name="standard">
      <style:graphic-properties svg:stroke-width="0.106cm" draw:marker-start-width="0.359cm" draw:marker-end-width="0.359cm" draw:opacity="0%" draw:textarea-horizontal-align="justify" draw:textarea-vertical-align="middle" draw:auto-grow-height="false" fo:min-height="7.483cm" fo:min-width="9.472cm" fo:padding-top="0.178cm" fo:padding-bottom="0.178cm" fo:padding-left="0.303cm" fo:padding-right="0.303cm"/>
    </style:style>
    <style:style style:name="gr12" style:family="graphic" style:parent-style-name="standard">
      <style:graphic-properties svg:stroke-color="#bf0041" draw:textarea-horizontal-align="justify" draw:textarea-vertical-align="middle" draw:auto-grow-height="false" fo:min-height="7.589cm" fo:min-width="9.486cm"/>
    </style:style>
    <style:style style:name="gr13" style:family="graphic" style:parent-style-name="Object_20_with_20_no_20_fill_20_and_20_no_20_line">
      <style:graphic-properties draw:stroke="none" svg:stroke-color="#bf0041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svg:stroke-color="#bf0041" draw:fill-color="#ff972f" draw:textarea-horizontal-align="justify" draw:textarea-vertical-align="middle" draw:auto-grow-height="false" fo:min-height="0.493cm" fo:min-width="9.486cm"/>
      <style:paragraph-properties style:writing-mode="lr-tb"/>
    </style:style>
    <style:style style:name="gr15" style:family="graphic" style:parent-style-name="standard">
      <style:graphic-properties svg:stroke-color="#bf0041" draw:fill-color="#ffffff" draw:textarea-horizontal-align="justify" draw:textarea-vertical-align="middle" draw:auto-grow-height="false" fo:min-height="0.493cm" fo:min-width="9.5cm"/>
      <style:paragraph-properties style:writing-mode="lr-tb"/>
    </style:style>
    <style:style style:name="gr16" style:family="graphic" style:parent-style-name="standard">
      <style:graphic-properties svg:stroke-color="#bf0041" draw:fill-color="#ffffff" draw:textarea-horizontal-align="justify" draw:textarea-vertical-align="middle" draw:auto-grow-height="false" fo:min-height="0.493cm" fo:min-width="9.486cm"/>
      <style:paragraph-properties style:writing-mode="lr-tb"/>
    </style:style>
    <style:style style:name="gr17" style:family="graphic" style:parent-style-name="standard">
      <style:graphic-properties svg:stroke-width="0.106cm" svg:stroke-color="#bf0041" draw:marker-start-width="0.359cm" draw:marker-end-width="0.359cm" draw:opacity="0%" draw:textarea-horizontal-align="justify" draw:textarea-vertical-align="middle" draw:auto-grow-height="false" fo:min-height="7.483cm" fo:min-width="9.472cm" fo:padding-top="0.178cm" fo:padding-bottom="0.178cm" fo:padding-left="0.303cm" fo:padding-right="0.303cm"/>
    </style:style>
    <style:style style:name="gr18" style:family="graphic" style:parent-style-name="objectwithoutfill">
      <style:graphic-properties svg:stroke-width="0.081cm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0" style:family="graphic" style:parent-style-name="standard">
      <style:graphic-properties draw:fill-color="#808080" draw:opacity="60%" draw:textarea-horizontal-align="justify" draw:textarea-vertical-align="middle" draw:auto-grow-height="false" fo:min-height="1.75cm" fo:min-width="33.9cm"/>
    </style:style>
    <style:style style:name="gr21" style:family="graphic" style:parent-style-name="standard">
      <style:graphic-properties draw:fill-color="#808080" draw:opacity="60%" draw:textarea-horizontal-align="justify" draw:textarea-vertical-align="middle" draw:auto-grow-height="false" fo:min-height="1.004cm" fo:min-width="33.901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491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2.75cm" fo:min-width="9.486cm"/>
    </style:style>
    <style:style style:name="gr24" style:family="graphic" style:parent-style-name="standard">
      <style:graphic-properties svg:stroke-width="0.106cm" draw:marker-start-width="0.359cm" draw:marker-end-width="0.359cm" draw:opacity="0%" draw:textarea-horizontal-align="justify" draw:textarea-vertical-align="middle" draw:auto-grow-height="false" fo:min-height="2.644cm" fo:min-width="9.472cm" fo:padding-top="0.178cm" fo:padding-bottom="0.178cm" fo:padding-left="0.303cm" fo:padding-right="0.303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661cm"/>
      <style:paragraph-properties style:writing-mode="lr-tb"/>
    </style:style>
    <style:style style:name="gr26" style:family="graphic" style:parent-style-name="standard">
      <style:graphic-properties svg:stroke-color="#d62e4e" draw:textarea-horizontal-align="justify" draw:textarea-vertical-align="middle" draw:auto-grow-height="false" fo:min-height="7.589cm" fo:min-width="9.486cm"/>
    </style:style>
    <style:style style:name="gr27" style:family="graphic" style:parent-style-name="Object_20_with_20_no_20_fill_20_and_20_no_20_line">
      <style:graphic-properties draw:stroke="none" svg:stroke-color="#d62e4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svg:stroke-color="#d62e4e" draw:fill-color="#ff972f" draw:textarea-horizontal-align="justify" draw:textarea-vertical-align="middle" draw:auto-grow-height="false" fo:min-height="0.493cm" fo:min-width="9.486cm"/>
      <style:paragraph-properties style:writing-mode="lr-tb"/>
    </style:style>
    <style:style style:name="gr29" style:family="graphic" style:parent-style-name="standard">
      <style:graphic-properties svg:stroke-color="#d62e4e" draw:fill-color="#ffffff" draw:textarea-horizontal-align="justify" draw:textarea-vertical-align="middle" draw:auto-grow-height="false" fo:min-height="0.493cm" fo:min-width="9.5cm"/>
      <style:paragraph-properties style:writing-mode="lr-tb"/>
    </style:style>
    <style:style style:name="gr30" style:family="graphic" style:parent-style-name="standard">
      <style:graphic-properties svg:stroke-color="#d62e4e" draw:fill-color="#ffffff" draw:textarea-horizontal-align="justify" draw:textarea-vertical-align="middle" draw:auto-grow-height="false" fo:min-height="0.493cm" fo:min-width="9.486cm"/>
      <style:paragraph-properties style:writing-mode="lr-tb"/>
    </style:style>
    <style:style style:name="gr31" style:family="graphic" style:parent-style-name="standard">
      <style:graphic-properties svg:stroke-width="0.106cm" svg:stroke-color="#d62e4e" draw:marker-start-width="0.359cm" draw:marker-end-width="0.359cm" draw:opacity="0%" draw:textarea-horizontal-align="justify" draw:textarea-vertical-align="middle" draw:auto-grow-height="false" fo:min-height="7.483cm" fo:min-width="9.472cm" fo:padding-top="0.178cm" fo:padding-bottom="0.178cm" fo:padding-left="0.303cm" fo:padding-right="0.303cm"/>
    </style:style>
    <style:style style:name="gr32" style:family="graphic" style:parent-style-name="standard">
      <style:graphic-properties svg:stroke-color="#808080" draw:textarea-horizontal-align="justify" draw:textarea-vertical-align="middle" draw:auto-grow-height="false" fo:min-height="7.589cm" fo:min-width="9.486cm"/>
    </style:style>
    <style:style style:name="gr33" style:family="graphic" style:parent-style-name="Object_20_with_20_no_20_fill_20_and_20_no_20_line">
      <style:graphic-properties draw:stroke="none" svg:stroke-color="#80808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svg:stroke-color="#808080" draw:fill-color="#ff972f" draw:textarea-horizontal-align="justify" draw:textarea-vertical-align="middle" draw:auto-grow-height="false" fo:min-height="0.493cm" fo:min-width="9.486cm"/>
      <style:paragraph-properties style:writing-mode="lr-tb"/>
    </style:style>
    <style:style style:name="gr35" style:family="graphic" style:parent-style-name="standard">
      <style:graphic-properties svg:stroke-color="#808080" draw:fill-color="#ffffff" draw:textarea-horizontal-align="justify" draw:textarea-vertical-align="middle" draw:auto-grow-height="false" fo:min-height="0.493cm" fo:min-width="9.5cm"/>
      <style:paragraph-properties style:writing-mode="lr-tb"/>
    </style:style>
    <style:style style:name="gr36" style:family="graphic" style:parent-style-name="standard">
      <style:graphic-properties svg:stroke-color="#808080" draw:fill-color="#ffffff" draw:textarea-horizontal-align="justify" draw:textarea-vertical-align="middle" draw:auto-grow-height="false" fo:min-height="0.493cm" fo:min-width="9.486cm"/>
      <style:paragraph-properties style:writing-mode="lr-tb"/>
    </style:style>
    <style:style style:name="gr37" style:family="graphic" style:parent-style-name="standard">
      <style:graphic-properties svg:stroke-width="0.106cm" svg:stroke-color="#808080" draw:marker-start-width="0.359cm" draw:marker-end-width="0.359cm" draw:opacity="0%" draw:textarea-horizontal-align="justify" draw:textarea-vertical-align="middle" draw:auto-grow-height="false" fo:min-height="7.483cm" fo:min-width="9.472cm" fo:padding-top="0.178cm" fo:padding-bottom="0.178cm" fo:padding-left="0.303cm" fo:padding-right="0.303cm"/>
    </style:style>
    <style:style style:name="gr38" style:family="graphic" style:parent-style-name="standard">
      <style:graphic-properties draw:fill-color="#808080" draw:opacity="60%" draw:textarea-horizontal-align="justify" draw:textarea-vertical-align="middle" draw:auto-grow-height="false" fo:min-height="1.004cm" fo:min-width="20.15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dna-fix-title">
      <style:graphic-properties fo:min-height="4.073cm"/>
      <style:paragraph-properties style:writing-mode="lr-tb"/>
    </style:style>
    <style:style style:name="pr2" style:family="presentation" style:parent-style-name="dna-fix-notes">
      <style:graphic-properties draw:fill-color="#ffffff" fo:min-height="13.364cm"/>
      <style:paragraph-properties style:writing-mode="lr-tb"/>
    </style:style>
    <style:style style:name="pr3" style:family="presentation" style:parent-style-name="dna-fix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na-fix-title">
      <style:graphic-properties fo:min-height="3.238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solid" draw:fill-color="#cccccc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color="#c9211e" loext:opacity="100%" loext:color-lum-mod="100%" loext:color-lum-off="0%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 style:writing-mode="lr-tb"/>
      <style:text-properties fo:font-size="10pt" style:font-size-asian="10pt" style:font-size-complex="10pt"/>
    </style:style>
    <style:style style:name="P9" style:family="paragraph">
      <loext:graphic-properties draw:fill-color="#ff972f"/>
      <style:paragraph-properties fo:text-align="center" style:writing-mode="lr-tb"/>
      <style:text-properties fo:font-size="10pt" style:font-size-asian="10pt" style:font-size-complex="10pt"/>
    </style:style>
    <style:style style:name="P10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opacity="0%"/>
      <style:paragraph-properties fo:text-align="center"/>
    </style:style>
    <style:style style:name="P12" style:family="paragraph">
      <loext:graphic-properties draw:fill-color="#808080" draw:opacity="60%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-color="#ffffff"/>
      <style:text-properties fo:font-size="20pt"/>
    </style:style>
    <style:style style:name="T1" style:family="text">
      <style:text-properties fo:color="#c9211e" loext:opacity="100%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-fix" presentation:presentation-page-layout-name="AL1T1">
        <office:forms form:automatic-focus="false" form:apply-design-mode="false"/>
        <draw:frame presentation:style-name="pr1" draw:text-style-name="P1" draw:layer="layout" svg:width="27.079cm" svg:height="4.073cm" svg:x="5.2cm" svg:y="7.783cm" presentation:class="title" presentation:user-transformed="true">
          <draw:text-box>
            <text:p>IDTS UI <text:s/>Storyboard草稿<text:line-break/></text:p>
          </draw:text-box>
        </draw:frame>
        <presentation:notes draw:style-name="dp2">
          <draw:page-thumbnail draw:style-name="gr1" draw:layer="layout" svg:width="19.747cm" svg:height="11.136cm" svg:x="0.62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na-fix" presentation:presentation-page-layout-name="AL2T0">
        <office:forms form:automatic-focus="false" form:apply-design-mode="false"/>
        <draw:custom-shape draw:style-name="gr2" draw:text-style-name="P3" draw:layer="layout" svg:width="0.4cm" svg:height="16cm" svg:x="15.614cm" svg:y="2cm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3" draw:text-style-name="P4" draw:layer="layout" svg:width="0.4cm" svg:height="16cm" svg:x="26.122cm" svg:y="2cm">
          <text:p/>
          <draw:enhanced-geometry svg:viewBox="0 0 21600 21600" draw:mirror-horizontal="false" draw:type="rectangle" draw:enhanced-path="M 0 0 L 21600 0 21600 21600 0 21600 0 0 Z N"/>
        </draw:custom-shape>
        <draw:frame draw:style-name="gr4" draw:text-style-name="P5" draw:layer="layout" svg:width="5.2cm" svg:height="1.2cm" svg:x="1.2cm" svg:y="11.2cm">
          <draw:text-box>
            <text:p><text:span text:style-name="T1">Click focus</text:span></text:p>
          </draw:text-box>
        </draw:frame>
        <draw:custom-shape draw:style-name="gr5" draw:text-style-name="P3" draw:layer="layout" svg:width="0.4cm" svg:height="8.8cm" svg:x="26.122cm" svg:y="2cm">
          <text:p/>
          <draw:enhanced-geometry svg:viewBox="0 0 21600 21600" draw:mirror-horizontal="false" draw:type="rectangle" draw:enhanced-path="M 0 0 L 21600 0 21600 21600 0 21600 0 0 Z N"/>
        </draw:custom-shape>
        <draw:g>
          <draw:custom-shape draw:style-name="gr6" draw:text-style-name="P6" draw:layer="layout" svg:width="9.986cm" svg:height="7.839cm" svg:x="5.55cm" svg:y="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7" draw:layer="layout" svg:width="5.798cm" svg:height="1.89cm" svg:x="7.586cm" svg:y="2.711cm">
            <draw:image xlink:href="Pictures/10000001000001EF000000AED3C1DCCEBE148B92.png" xlink:type="simple" xlink:show="embed" xlink:actuate="onLoad" draw:mime-type="image/png">
              <text:p/>
            </draw:image>
          </draw:frame>
          <draw:custom-shape draw:style-name="gr8" draw:text-style-name="P9" draw:layer="layout" svg:width="9.986cm" svg:height="0.743cm" svg:x="5.586cm" svg:y="2cm">
            <text:p text:style-name="P8"><text:span text:style-name="T2">捲取</text:span><text:span text:style-name="T2">A </text:span><text:span text:style-name="T2">機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0" draw:layer="layout" svg:width="10cm" svg:height="0.743cm" svg:x="5.586cm" svg:y="4.601cm">
            <text:p text:style-name="P8"><text:span text:style-name="T2">捲取</text:span><text:span text:style-name="T2">A </text:span><text:span text:style-name="T2">機 </text:span><text:span text:style-name="T2">- </text:span><text:span text:style-name="T2">滿軸準備區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7" draw:layer="layout" svg:width="5.798cm" svg:height="1.89cm" svg:x="7.588cm" svg:y="5.348cm">
            <draw:image xlink:href="Pictures/10000001000001EF000000AED3C1DCCEBE148B92.png" xlink:type="simple" xlink:show="embed" xlink:actuate="onLoad" draw:mime-type="image/png">
              <text:p/>
            </draw:image>
          </draw:frame>
          <draw:custom-shape draw:style-name="gr10" draw:text-style-name="P10" draw:layer="layout" svg:width="9.986cm" svg:height="0.743cm" svg:x="5.586cm" svg:y="7.202cm">
            <text:p text:style-name="P8"><text:span text:style-name="T2">捲取</text:span><text:span text:style-name="T2">A </text:span><text:span text:style-name="T2">機 </text:span><text:span text:style-name="T2">- </text:span><text:span text:style-name="T2">空軸準備區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7" draw:layer="layout" svg:width="5.808cm" svg:height="1.894cm" svg:x="7.586cm" svg:y="7.945cm">
            <draw:image xlink:href="Pictures/10000001000001EF000000AED3C1DCCEBE148B92.png" xlink:type="simple" xlink:show="embed" xlink:actuate="onLoad" draw:mime-type="image/png">
              <text:p/>
            </draw:image>
          </draw:frame>
          <draw:custom-shape draw:style-name="gr11" draw:text-style-name="P11" draw:layer="layout" svg:width="10.078cm" svg:height="7.839cm" svg:x="5.536cm" svg:y="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6" draw:layer="layout" svg:width="9.986cm" svg:height="7.839cm" svg:x="5.536cm" svg:y="10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7" draw:layer="layout" svg:width="5.798cm" svg:height="1.89cm" svg:x="7.572cm" svg:y="10.911cm">
            <draw:image xlink:href="Pictures/10000001000001EF000000AED3C1DCCEBE148B92.png" xlink:type="simple" xlink:show="embed" xlink:actuate="onLoad" draw:mime-type="image/png">
              <text:p/>
            </draw:image>
          </draw:frame>
          <draw:custom-shape draw:style-name="gr14" draw:text-style-name="P9" draw:layer="layout" svg:width="9.986cm" svg:height="0.743cm" svg:x="5.572cm" svg:y="10.2cm">
            <text:p text:style-name="P8"><text:span text:style-name="T2">捲取</text:span><text:span text:style-name="T2">B </text:span><text:span text:style-name="T2">機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0" draw:layer="layout" svg:width="10cm" svg:height="0.743cm" svg:x="5.572cm" svg:y="12.801cm">
            <text:p text:style-name="P8"><text:span text:style-name="T2">捲取</text:span><text:span text:style-name="T2">A </text:span><text:span text:style-name="T2">機 </text:span><text:span text:style-name="T2">- </text:span><text:span text:style-name="T2">滿軸準備區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7" draw:layer="layout" svg:width="5.798cm" svg:height="1.89cm" svg:x="7.574cm" svg:y="13.548cm">
            <draw:image xlink:href="Pictures/10000001000001EF000000AED3C1DCCEBE148B92.png" xlink:type="simple" xlink:show="embed" xlink:actuate="onLoad" draw:mime-type="image/png">
              <text:p/>
            </draw:image>
          </draw:frame>
          <draw:custom-shape draw:style-name="gr16" draw:text-style-name="P10" draw:layer="layout" svg:width="9.986cm" svg:height="0.743cm" svg:x="5.572cm" svg:y="15.402cm">
            <text:p text:style-name="P8"><text:span text:style-name="T2">捲取</text:span><text:span text:style-name="T2">A </text:span><text:span text:style-name="T2">機 </text:span><text:span text:style-name="T2">- </text:span><text:span text:style-name="T2">空軸準備區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7" draw:layer="layout" svg:width="5.808cm" svg:height="1.894cm" svg:x="7.572cm" svg:y="16.145cm">
            <draw:image xlink:href="Pictures/10000001000001EF000000AED3C1DCCEBE148B92.png" xlink:type="simple" xlink:show="embed" xlink:actuate="onLoad" draw:mime-type="image/png">
              <text:p/>
            </draw:image>
          </draw:frame>
          <draw:custom-shape draw:style-name="gr17" draw:text-style-name="P11" draw:layer="layout" svg:width="10.078cm" svg:height="7.839cm" svg:x="5.522cm" svg:y="10.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6" draw:layer="layout" svg:width="9.986cm" svg:height="7.839cm" svg:x="16.028cm" svg:y="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7" draw:layer="layout" svg:width="5.798cm" svg:height="1.89cm" svg:x="18.064cm" svg:y="2.711cm">
            <draw:image xlink:href="Pictures/10000001000001EF000000AED3C1DCCEBE148B92.png" xlink:type="simple" xlink:show="embed" xlink:actuate="onLoad" draw:mime-type="image/png">
              <text:p/>
            </draw:image>
          </draw:frame>
          <draw:custom-shape draw:style-name="gr8" draw:text-style-name="P9" draw:layer="layout" svg:width="9.986cm" svg:height="0.743cm" svg:x="16.064cm" svg:y="2cm">
            <text:p text:style-name="P8"><text:span text:style-name="T2">給線</text:span><text:span text:style-name="T2">C </text:span><text:span text:style-name="T2">機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0" draw:layer="layout" svg:width="10cm" svg:height="0.743cm" svg:x="16.064cm" svg:y="4.601cm">
            <text:p text:style-name="P8"><text:span text:style-name="T2">給線</text:span><text:span text:style-name="T2">A </text:span><text:span text:style-name="T2">機 </text:span><text:span text:style-name="T2">- </text:span><text:span text:style-name="T2">滿軸準備區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7" draw:layer="layout" svg:width="5.798cm" svg:height="1.89cm" svg:x="18.066cm" svg:y="5.348cm">
            <draw:image xlink:href="Pictures/10000001000001EF000000AED3C1DCCEBE148B92.png" xlink:type="simple" xlink:show="embed" xlink:actuate="onLoad" draw:mime-type="image/png">
              <text:p/>
            </draw:image>
          </draw:frame>
          <draw:custom-shape draw:style-name="gr10" draw:text-style-name="P10" draw:layer="layout" svg:width="9.986cm" svg:height="0.743cm" svg:x="16.064cm" svg:y="7.202cm">
            <text:p text:style-name="P8"><text:span text:style-name="T2">給線</text:span><text:span text:style-name="T2">A </text:span><text:span text:style-name="T2">機 </text:span><text:span text:style-name="T2">- </text:span><text:span text:style-name="T2">空軸準備區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7" draw:layer="layout" svg:width="5.808cm" svg:height="1.894cm" svg:x="18.064cm" svg:y="7.945cm">
            <draw:image xlink:href="Pictures/10000001000001EF000000AED3C1DCCEBE148B92.png" xlink:type="simple" xlink:show="embed" xlink:actuate="onLoad" draw:mime-type="image/png">
              <text:p/>
            </draw:image>
          </draw:frame>
          <draw:custom-shape draw:style-name="gr11" draw:text-style-name="P11" draw:layer="layout" svg:width="10.078cm" svg:height="7.839cm" svg:x="16.014cm" svg:y="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6" draw:layer="layout" svg:width="9.986cm" svg:height="7.839cm" svg:x="16.058cm" svg:y="10.1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7" draw:layer="layout" svg:width="5.798cm" svg:height="1.89cm" svg:x="18.094cm" svg:y="10.872cm">
            <draw:image xlink:href="Pictures/10000001000001EF000000AED3C1DCCEBE148B92.png" xlink:type="simple" xlink:show="embed" xlink:actuate="onLoad" draw:mime-type="image/png">
              <text:p/>
            </draw:image>
          </draw:frame>
          <draw:custom-shape draw:style-name="gr8" draw:text-style-name="P9" draw:layer="layout" svg:width="9.986cm" svg:height="0.743cm" svg:x="16.094cm" svg:y="10.161cm">
            <text:p text:style-name="P8"><text:span text:style-name="T2">給線</text:span><text:span text:style-name="T2">D </text:span><text:span text:style-name="T2">機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0" draw:layer="layout" svg:width="10cm" svg:height="0.743cm" svg:x="16.094cm" svg:y="12.762cm">
            <text:p text:style-name="P8"><text:span text:style-name="T2">給線</text:span><text:span text:style-name="T2">A </text:span><text:span text:style-name="T2">機 </text:span><text:span text:style-name="T2">- </text:span><text:span text:style-name="T2">滿軸準備區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7" draw:layer="layout" svg:width="5.798cm" svg:height="1.89cm" svg:x="18.096cm" svg:y="13.509cm">
            <draw:image xlink:href="Pictures/10000001000001EF000000AED3C1DCCEBE148B92.png" xlink:type="simple" xlink:show="embed" xlink:actuate="onLoad" draw:mime-type="image/png">
              <text:p/>
            </draw:image>
          </draw:frame>
          <draw:custom-shape draw:style-name="gr10" draw:text-style-name="P10" draw:layer="layout" svg:width="9.986cm" svg:height="0.743cm" svg:x="16.094cm" svg:y="15.363cm">
            <text:p text:style-name="P8"><text:span text:style-name="T2">給線</text:span><text:span text:style-name="T2">A </text:span><text:span text:style-name="T2">機 </text:span><text:span text:style-name="T2">- </text:span><text:span text:style-name="T2">空軸準備區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7" draw:layer="layout" svg:width="5.808cm" svg:height="1.894cm" svg:x="18.094cm" svg:y="16.106cm">
            <draw:image xlink:href="Pictures/10000001000001EF000000AED3C1DCCEBE148B92.png" xlink:type="simple" xlink:show="embed" xlink:actuate="onLoad" draw:mime-type="image/png">
              <text:p/>
            </draw:image>
          </draw:frame>
          <draw:custom-shape draw:style-name="gr11" draw:text-style-name="P11" draw:layer="layout" svg:width="10.078cm" svg:height="7.839cm" svg:x="16.044cm" svg:y="10.161cm">
            <text:p/>
            <draw:enhanced-geometry svg:viewBox="0 0 21600 21600" draw:type="rectangle" draw:enhanced-path="M 0 0 L 21600 0 21600 21600 0 21600 0 0 Z N"/>
          </draw:custom-shape>
        </draw:g>
        <draw:line draw:style-name="gr18" draw:text-style-name="P7" draw:layer="layout" svg:x1="27cm" svg:y1="8cm" svg:x2="27cm" svg:y2="12.4cm">
          <text:p/>
        </draw:line>
        <draw:frame draw:style-name="gr19" draw:text-style-name="P5" draw:layer="layout" svg:width="2.6cm" svg:height="1.673cm" svg:x="27cm" svg:y="8.8cm">
          <draw:text-box>
            <text:p><text:span text:style-name="T1">Scroll bar</text:span></text:p>
          </draw:text-box>
        </draw:frame>
        <draw:custom-shape draw:style-name="gr20" draw:text-style-name="P12" draw:layer="layout" svg:width="34.4cm" svg:height="2cm" draw:transform="skewX (-0.00296705972839036) rotate (-0.00314159265359073)">
          <text:p/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34.401cm" svg:height="1.254cm" draw:transform="skewX (-0.00314159265358979) rotate (-0.00314159265359073) translate (0cm 18.2cm)">
          <text:p/>
          <draw:enhanced-geometry svg:viewBox="0 0 21600 21600" draw:type="rectangle" draw:enhanced-path="M 0 0 L 21600 0 21600 21600 0 21600 0 0 Z N"/>
        </draw:custom-shape>
        <draw:frame draw:style-name="gr22" draw:text-style-name="P13" draw:layer="layout" svg:width="6.8cm" svg:height="2.741cm" svg:x="27.4cm" svg:y="2.4cm">
          <draw:text-box>
            <text:p>User click捲取B機，</text:p>
            <text:p>右邊列出捲取B機的給線列表 C,D,E</text:p>
          </draw:text-box>
        </draw:frame>
        <presentation:notes draw:style-name="dp2">
          <draw:page-thumbnail draw:style-name="gr1" draw:layer="layout" svg:width="19.747cm" svg:height="11.136cm" svg:x="0.62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na-fix" presentation:presentation-page-layout-name="AL2T0">
        <office:forms form:automatic-focus="false" form:apply-design-mode="false"/>
        <draw:custom-shape draw:style-name="gr2" draw:text-style-name="P3" draw:layer="layout" svg:width="0.4cm" svg:height="16cm" svg:x="15.614cm" svg:y="2cm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3" draw:text-style-name="P4" draw:layer="layout" svg:width="0.4cm" svg:height="16cm" svg:x="26.122cm" svg:y="2cm">
          <text:p/>
          <draw:enhanced-geometry svg:viewBox="0 0 21600 21600" draw:mirror-horizontal="false" draw:type="rectangle" draw:enhanced-path="M 0 0 L 21600 0 21600 21600 0 21600 0 0 Z N"/>
        </draw:custom-shape>
        <draw:frame draw:style-name="gr4" draw:text-style-name="P5" draw:layer="layout" svg:width="5.2cm" svg:height="1.2cm" svg:x="1.2cm" svg:y="11.2cm">
          <draw:text-box>
            <text:p><text:span text:style-name="T1">Click focus</text:span></text:p>
          </draw:text-box>
        </draw:frame>
        <draw:custom-shape draw:style-name="gr5" draw:text-style-name="P3" draw:layer="layout" svg:width="0.4cm" svg:height="8.8cm" svg:x="26.122cm" svg:y="5.8cm">
          <text:p/>
          <draw:enhanced-geometry svg:viewBox="0 0 21600 21600" draw:mirror-horizontal="false" draw:type="rectangle" draw:enhanced-path="M 0 0 L 21600 0 21600 21600 0 21600 0 0 Z N"/>
        </draw:custom-shape>
        <draw:g>
          <draw:custom-shape draw:style-name="gr6" draw:text-style-name="P6" draw:layer="layout" svg:width="9.986cm" svg:height="7.839cm" svg:x="5.55cm" svg:y="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7" draw:layer="layout" svg:width="5.798cm" svg:height="1.89cm" svg:x="7.586cm" svg:y="2.711cm">
            <draw:image xlink:href="Pictures/10000001000001EF000000AED3C1DCCEBE148B92.png" xlink:type="simple" xlink:show="embed" xlink:actuate="onLoad" draw:mime-type="image/png">
              <text:p/>
            </draw:image>
          </draw:frame>
          <draw:custom-shape draw:style-name="gr8" draw:text-style-name="P9" draw:layer="layout" svg:width="9.986cm" svg:height="0.743cm" svg:x="5.586cm" svg:y="2cm">
            <text:p text:style-name="P8"><text:span text:style-name="T2">捲取</text:span><text:span text:style-name="T2">A </text:span><text:span text:style-name="T2">機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0" draw:layer="layout" svg:width="10cm" svg:height="0.743cm" svg:x="5.586cm" svg:y="4.601cm">
            <text:p text:style-name="P8"><text:span text:style-name="T2">捲取</text:span><text:span text:style-name="T2">A </text:span><text:span text:style-name="T2">機 </text:span><text:span text:style-name="T2">- </text:span><text:span text:style-name="T2">滿軸準備區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7" draw:layer="layout" svg:width="5.798cm" svg:height="1.89cm" svg:x="7.588cm" svg:y="5.348cm">
            <draw:image xlink:href="Pictures/10000001000001EF000000AED3C1DCCEBE148B92.png" xlink:type="simple" xlink:show="embed" xlink:actuate="onLoad" draw:mime-type="image/png">
              <text:p/>
            </draw:image>
          </draw:frame>
          <draw:custom-shape draw:style-name="gr10" draw:text-style-name="P10" draw:layer="layout" svg:width="9.986cm" svg:height="0.743cm" svg:x="5.586cm" svg:y="7.202cm">
            <text:p text:style-name="P8"><text:span text:style-name="T2">捲取</text:span><text:span text:style-name="T2">A </text:span><text:span text:style-name="T2">機 </text:span><text:span text:style-name="T2">- </text:span><text:span text:style-name="T2">空軸準備區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7" draw:layer="layout" svg:width="5.808cm" svg:height="1.894cm" svg:x="7.586cm" svg:y="7.945cm">
            <draw:image xlink:href="Pictures/10000001000001EF000000AED3C1DCCEBE148B92.png" xlink:type="simple" xlink:show="embed" xlink:actuate="onLoad" draw:mime-type="image/png">
              <text:p/>
            </draw:image>
          </draw:frame>
          <draw:custom-shape draw:style-name="gr11" draw:text-style-name="P11" draw:layer="layout" svg:width="10.078cm" svg:height="7.839cm" svg:x="5.536cm" svg:y="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6" draw:layer="layout" svg:width="9.986cm" svg:height="7.839cm" svg:x="5.536cm" svg:y="10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7" draw:layer="layout" svg:width="5.798cm" svg:height="1.89cm" svg:x="7.572cm" svg:y="10.911cm">
            <draw:image xlink:href="Pictures/10000001000001EF000000AED3C1DCCEBE148B92.png" xlink:type="simple" xlink:show="embed" xlink:actuate="onLoad" draw:mime-type="image/png">
              <text:p/>
            </draw:image>
          </draw:frame>
          <draw:custom-shape draw:style-name="gr14" draw:text-style-name="P9" draw:layer="layout" svg:width="9.986cm" svg:height="0.743cm" svg:x="5.572cm" svg:y="10.2cm">
            <text:p text:style-name="P8"><text:span text:style-name="T2">捲取</text:span><text:span text:style-name="T2">B </text:span><text:span text:style-name="T2">機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0" draw:layer="layout" svg:width="10cm" svg:height="0.743cm" svg:x="5.572cm" svg:y="12.801cm">
            <text:p text:style-name="P8"><text:span text:style-name="T2">捲取</text:span><text:span text:style-name="T2">A </text:span><text:span text:style-name="T2">機 </text:span><text:span text:style-name="T2">- </text:span><text:span text:style-name="T2">滿軸準備區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7" draw:layer="layout" svg:width="5.798cm" svg:height="1.89cm" svg:x="7.574cm" svg:y="13.548cm">
            <draw:image xlink:href="Pictures/10000001000001EF000000AED3C1DCCEBE148B92.png" xlink:type="simple" xlink:show="embed" xlink:actuate="onLoad" draw:mime-type="image/png">
              <text:p/>
            </draw:image>
          </draw:frame>
          <draw:custom-shape draw:style-name="gr16" draw:text-style-name="P10" draw:layer="layout" svg:width="9.986cm" svg:height="0.743cm" svg:x="5.572cm" svg:y="15.402cm">
            <text:p text:style-name="P8"><text:span text:style-name="T2">捲取</text:span><text:span text:style-name="T2">A </text:span><text:span text:style-name="T2">機 </text:span><text:span text:style-name="T2">- </text:span><text:span text:style-name="T2">空軸準備區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7" draw:layer="layout" svg:width="5.808cm" svg:height="1.894cm" svg:x="7.572cm" svg:y="16.145cm">
            <draw:image xlink:href="Pictures/10000001000001EF000000AED3C1DCCEBE148B92.png" xlink:type="simple" xlink:show="embed" xlink:actuate="onLoad" draw:mime-type="image/png">
              <text:p/>
            </draw:image>
          </draw:frame>
          <draw:custom-shape draw:style-name="gr17" draw:text-style-name="P11" draw:layer="layout" svg:width="10.078cm" svg:height="7.839cm" svg:x="5.522cm" svg:y="10.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6" draw:layer="layout" svg:width="9.986cm" svg:height="7.839cm" svg:x="16.042cm" svg:y="0.1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7" draw:layer="layout" svg:width="5.798cm" svg:height="1.89cm" svg:x="18.078cm" svg:y="0.872cm">
            <draw:image xlink:href="Pictures/10000001000001EF000000AED3C1DCCEBE148B92.png" xlink:type="simple" xlink:show="embed" xlink:actuate="onLoad" draw:mime-type="image/png">
              <text:p/>
            </draw:image>
          </draw:frame>
          <draw:custom-shape draw:style-name="gr8" draw:text-style-name="P9" draw:layer="layout" svg:width="9.986cm" svg:height="0.743cm" svg:x="16.078cm" svg:y="0.161cm">
            <text:p text:style-name="P8"><text:span text:style-name="T2">給線</text:span><text:span text:style-name="T2">C </text:span><text:span text:style-name="T2">機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0" draw:layer="layout" svg:width="10cm" svg:height="0.743cm" svg:x="16.078cm" svg:y="2.762cm">
            <text:p text:style-name="P8"><text:span text:style-name="T2">給線</text:span><text:span text:style-name="T2">A </text:span><text:span text:style-name="T2">機 </text:span><text:span text:style-name="T2">- </text:span><text:span text:style-name="T2">滿軸準備區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7" draw:layer="layout" svg:width="5.798cm" svg:height="1.89cm" svg:x="18.08cm" svg:y="3.509cm">
            <draw:image xlink:href="Pictures/10000001000001EF000000AED3C1DCCEBE148B92.png" xlink:type="simple" xlink:show="embed" xlink:actuate="onLoad" draw:mime-type="image/png">
              <text:p/>
            </draw:image>
          </draw:frame>
          <draw:custom-shape draw:style-name="gr10" draw:text-style-name="P10" draw:layer="layout" svg:width="9.986cm" svg:height="0.743cm" svg:x="16.078cm" svg:y="5.363cm">
            <text:p text:style-name="P8"><text:span text:style-name="T2">給線</text:span><text:span text:style-name="T2">A </text:span><text:span text:style-name="T2">機 </text:span><text:span text:style-name="T2">- </text:span><text:span text:style-name="T2">空軸準備區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7" draw:layer="layout" svg:width="5.808cm" svg:height="1.894cm" svg:x="18.078cm" svg:y="6.106cm">
            <draw:image xlink:href="Pictures/10000001000001EF000000AED3C1DCCEBE148B92.png" xlink:type="simple" xlink:show="embed" xlink:actuate="onLoad" draw:mime-type="image/png">
              <text:p/>
            </draw:image>
          </draw:frame>
          <draw:custom-shape draw:style-name="gr11" draw:text-style-name="P11" draw:layer="layout" svg:width="10.078cm" svg:height="7.839cm" svg:x="16.028cm" svg:y="0.16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6" draw:layer="layout" svg:width="9.986cm" svg:height="7.839cm" svg:x="16.058cm" svg:y="8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7" draw:layer="layout" svg:width="5.798cm" svg:height="1.89cm" svg:x="18.094cm" svg:y="8.911cm">
            <draw:image xlink:href="Pictures/10000001000001EF000000AED3C1DCCEBE148B92.png" xlink:type="simple" xlink:show="embed" xlink:actuate="onLoad" draw:mime-type="image/png">
              <text:p/>
            </draw:image>
          </draw:frame>
          <draw:custom-shape draw:style-name="gr8" draw:text-style-name="P9" draw:layer="layout" svg:width="9.986cm" svg:height="0.743cm" svg:x="16.094cm" svg:y="8.2cm">
            <text:p text:style-name="P8"><text:span text:style-name="T2">給線</text:span><text:span text:style-name="T2">D </text:span><text:span text:style-name="T2">機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0" draw:layer="layout" svg:width="10cm" svg:height="0.743cm" svg:x="16.094cm" svg:y="10.801cm">
            <text:p text:style-name="P8"><text:span text:style-name="T2">給線</text:span><text:span text:style-name="T2">A </text:span><text:span text:style-name="T2">機 </text:span><text:span text:style-name="T2">- </text:span><text:span text:style-name="T2">滿軸準備區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7" draw:layer="layout" svg:width="5.798cm" svg:height="1.89cm" svg:x="18.096cm" svg:y="11.548cm">
            <draw:image xlink:href="Pictures/10000001000001EF000000AED3C1DCCEBE148B92.png" xlink:type="simple" xlink:show="embed" xlink:actuate="onLoad" draw:mime-type="image/png">
              <text:p/>
            </draw:image>
          </draw:frame>
          <draw:custom-shape draw:style-name="gr10" draw:text-style-name="P10" draw:layer="layout" svg:width="9.986cm" svg:height="0.743cm" svg:x="16.094cm" svg:y="13.402cm">
            <text:p text:style-name="P8"><text:span text:style-name="T2">給線</text:span><text:span text:style-name="T2">A </text:span><text:span text:style-name="T2">機 </text:span><text:span text:style-name="T2">- </text:span><text:span text:style-name="T2">空軸準備區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7" draw:layer="layout" svg:width="5.808cm" svg:height="1.894cm" svg:x="18.094cm" svg:y="14.145cm">
            <draw:image xlink:href="Pictures/10000001000001EF000000AED3C1DCCEBE148B92.png" xlink:type="simple" xlink:show="embed" xlink:actuate="onLoad" draw:mime-type="image/png">
              <text:p/>
            </draw:image>
          </draw:frame>
          <draw:custom-shape draw:style-name="gr11" draw:text-style-name="P11" draw:layer="layout" svg:width="10.078cm" svg:height="7.839cm" svg:x="16.044cm" svg:y="8.2cm">
            <text:p/>
            <draw:enhanced-geometry svg:viewBox="0 0 21600 21600" draw:type="rectangle" draw:enhanced-path="M 0 0 L 21600 0 21600 21600 0 21600 0 0 Z N"/>
          </draw:custom-shape>
        </draw:g>
        <draw:line draw:style-name="gr18" draw:text-style-name="P7" draw:layer="layout" svg:x1="27cm" svg:y1="8cm" svg:x2="27cm" svg:y2="12.4cm">
          <text:p/>
        </draw:line>
        <draw:frame draw:style-name="gr19" draw:text-style-name="P5" draw:layer="layout" svg:width="2.6cm" svg:height="1.673cm" svg:x="27cm" svg:y="8.8cm">
          <draw:text-box>
            <text:p><text:span text:style-name="T1">Scroll bar</text:span></text:p>
          </draw:text-box>
        </draw:frame>
        <draw:custom-shape draw:style-name="gr23" draw:text-style-name="P6" draw:layer="layout" svg:width="9.986cm" svg:height="3cm" svg:x="16.014cm" svg:y="1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5.798cm" svg:height="1.89cm" svg:x="18.05cm" svg:y="17.111cm">
          <draw:image xlink:href="Pictures/10000001000001EF000000AED3C1DCCEBE148B92.png" xlink:type="simple" xlink:show="embed" xlink:actuate="onLoad" draw:mime-type="image/png">
            <text:p/>
          </draw:image>
        </draw:frame>
        <draw:custom-shape draw:style-name="gr8" draw:text-style-name="P9" draw:layer="layout" svg:width="9.986cm" svg:height="0.743cm" svg:x="16.05cm" svg:y="16.4cm">
          <text:p text:style-name="P8"><text:span text:style-name="T2">給線</text:span><text:span text:style-name="T2">E </text:span><text:span text:style-name="T2">機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10.078cm" svg:height="3cm" svg:x="16cm" svg:y="16.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34.4cm" svg:height="2cm" draw:transform="skewX (-0.00296705972839036) rotate (-0.00314159265359073)">
          <text:p/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34.401cm" svg:height="1.254cm" draw:transform="skewX (-0.00314159265358979) rotate (-0.00314159265359073) translate (0cm 18.2cm)">
          <text:p/>
          <draw:enhanced-geometry svg:viewBox="0 0 21600 21600" draw:type="rectangle" draw:enhanced-path="M 0 0 L 21600 0 21600 21600 0 21600 0 0 Z N"/>
        </draw:custom-shape>
        <draw:frame draw:style-name="gr25" draw:text-style-name="P13" draw:layer="layout" svg:width="6.8cm" svg:height="1.911cm" svg:x="27.4cm" svg:y="2.401cm">
          <draw:text-box>
            <text:p>User scroll右邊的給線列表 C,D,E</text:p>
          </draw:text-box>
        </draw:frame>
        <presentation:notes draw:style-name="dp2">
          <draw:page-thumbnail draw:style-name="gr1" draw:layer="layout" svg:width="19.747cm" svg:height="11.136cm" svg:x="0.62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na-fix" presentation:presentation-page-layout-name="AL2T0">
        <office:forms form:automatic-focus="false" form:apply-design-mode="false"/>
        <draw:custom-shape draw:style-name="gr2" draw:text-style-name="P3" draw:layer="layout" svg:width="0.4cm" svg:height="16cm" svg:x="15.614cm" svg:y="2cm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3" draw:text-style-name="P4" draw:layer="layout" svg:width="0.4cm" svg:height="16cm" svg:x="26.122cm" svg:y="2cm">
          <text:p/>
          <draw:enhanced-geometry svg:viewBox="0 0 21600 21600" draw:mirror-horizontal="false" draw:type="rectangle" draw:enhanced-path="M 0 0 L 21600 0 21600 21600 0 21600 0 0 Z N"/>
        </draw:custom-shape>
        <draw:frame draw:style-name="gr4" draw:text-style-name="P5" draw:layer="layout" svg:width="5.2cm" svg:height="1.2cm" svg:x="1.2cm" svg:y="11.2cm">
          <draw:text-box>
            <text:p><text:span text:style-name="T1">Click focus</text:span></text:p>
          </draw:text-box>
        </draw:frame>
        <draw:custom-shape draw:style-name="gr5" draw:text-style-name="P3" draw:layer="layout" svg:width="0.4cm" svg:height="8.8cm" svg:x="26.122cm" svg:y="5.8cm">
          <text:p/>
          <draw:enhanced-geometry svg:viewBox="0 0 21600 21600" draw:mirror-horizontal="false" draw:type="rectangle" draw:enhanced-path="M 0 0 L 21600 0 21600 21600 0 21600 0 0 Z N"/>
        </draw:custom-shape>
        <draw:g>
          <draw:custom-shape draw:style-name="gr26" draw:text-style-name="P6" draw:layer="layout" svg:width="9.986cm" svg:height="7.839cm" svg:x="5.55cm" svg:y="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7" draw:text-style-name="P7" draw:layer="layout" svg:width="5.798cm" svg:height="1.89cm" svg:x="7.586cm" svg:y="2.711cm">
            <draw:image xlink:href="Pictures/10000001000001EF000000AED3C1DCCEBE148B92.png" xlink:type="simple" xlink:show="embed" xlink:actuate="onLoad" draw:mime-type="image/png">
              <text:p/>
            </draw:image>
          </draw:frame>
          <draw:custom-shape draw:style-name="gr28" draw:text-style-name="P9" draw:layer="layout" svg:width="9.986cm" svg:height="0.743cm" svg:x="5.586cm" svg:y="2cm">
            <text:p text:style-name="P8"><text:span text:style-name="T2">捲取</text:span><text:span text:style-name="T2">A </text:span><text:span text:style-name="T2">機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10" draw:layer="layout" svg:width="10cm" svg:height="0.743cm" svg:x="5.586cm" svg:y="4.601cm">
            <text:p text:style-name="P8"><text:span text:style-name="T2">捲取</text:span><text:span text:style-name="T2">A </text:span><text:span text:style-name="T2">機 </text:span><text:span text:style-name="T2">- </text:span><text:span text:style-name="T2">滿軸準備區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7" draw:text-style-name="P7" draw:layer="layout" svg:width="5.798cm" svg:height="1.89cm" svg:x="7.588cm" svg:y="5.348cm">
            <draw:image xlink:href="Pictures/10000001000001EF000000AED3C1DCCEBE148B92.png" xlink:type="simple" xlink:show="embed" xlink:actuate="onLoad" draw:mime-type="image/png">
              <text:p/>
            </draw:image>
          </draw:frame>
          <draw:custom-shape draw:style-name="gr30" draw:text-style-name="P10" draw:layer="layout" svg:width="9.986cm" svg:height="0.743cm" svg:x="5.586cm" svg:y="7.202cm">
            <text:p text:style-name="P8"><text:span text:style-name="T2">捲取</text:span><text:span text:style-name="T2">A </text:span><text:span text:style-name="T2">機 </text:span><text:span text:style-name="T2">- </text:span><text:span text:style-name="T2">空軸準備區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7" draw:text-style-name="P7" draw:layer="layout" svg:width="5.808cm" svg:height="1.894cm" svg:x="7.586cm" svg:y="7.945cm">
            <draw:image xlink:href="Pictures/10000001000001EF000000AED3C1DCCEBE148B92.png" xlink:type="simple" xlink:show="embed" xlink:actuate="onLoad" draw:mime-type="image/png">
              <text:p/>
            </draw:image>
          </draw:frame>
          <draw:custom-shape draw:style-name="gr31" draw:text-style-name="P11" draw:layer="layout" svg:width="10.078cm" svg:height="7.839cm" svg:x="5.536cm" svg:y="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2" draw:text-style-name="P6" draw:layer="layout" svg:width="9.986cm" svg:height="7.839cm" svg:x="5.536cm" svg:y="10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3" draw:text-style-name="P7" draw:layer="layout" svg:width="5.798cm" svg:height="1.89cm" svg:x="7.572cm" svg:y="10.911cm">
            <draw:image xlink:href="Pictures/10000001000001EF000000AED3C1DCCEBE148B92.png" xlink:type="simple" xlink:show="embed" xlink:actuate="onLoad" draw:mime-type="image/png">
              <text:p/>
            </draw:image>
          </draw:frame>
          <draw:custom-shape draw:style-name="gr34" draw:text-style-name="P9" draw:layer="layout" svg:width="9.986cm" svg:height="0.743cm" svg:x="5.572cm" svg:y="10.2cm">
            <text:p text:style-name="P8"><text:span text:style-name="T2">捲取</text:span><text:span text:style-name="T2">B </text:span><text:span text:style-name="T2">機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10" draw:layer="layout" svg:width="10cm" svg:height="0.743cm" svg:x="5.572cm" svg:y="12.801cm">
            <text:p text:style-name="P8"><text:span text:style-name="T2">捲取</text:span><text:span text:style-name="T2">A </text:span><text:span text:style-name="T2">機 </text:span><text:span text:style-name="T2">- </text:span><text:span text:style-name="T2">滿軸準備區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3" draw:text-style-name="P7" draw:layer="layout" svg:width="5.798cm" svg:height="1.89cm" svg:x="7.574cm" svg:y="13.548cm">
            <draw:image xlink:href="Pictures/10000001000001EF000000AED3C1DCCEBE148B92.png" xlink:type="simple" xlink:show="embed" xlink:actuate="onLoad" draw:mime-type="image/png">
              <text:p/>
            </draw:image>
          </draw:frame>
          <draw:custom-shape draw:style-name="gr36" draw:text-style-name="P10" draw:layer="layout" svg:width="9.986cm" svg:height="0.743cm" svg:x="5.572cm" svg:y="15.402cm">
            <text:p text:style-name="P8"><text:span text:style-name="T2">捲取</text:span><text:span text:style-name="T2">A </text:span><text:span text:style-name="T2">機 </text:span><text:span text:style-name="T2">- </text:span><text:span text:style-name="T2">空軸準備區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3" draw:text-style-name="P7" draw:layer="layout" svg:width="5.808cm" svg:height="1.894cm" svg:x="7.572cm" svg:y="16.145cm">
            <draw:image xlink:href="Pictures/10000001000001EF000000AED3C1DCCEBE148B92.png" xlink:type="simple" xlink:show="embed" xlink:actuate="onLoad" draw:mime-type="image/png">
              <text:p/>
            </draw:image>
          </draw:frame>
          <draw:custom-shape draw:style-name="gr37" draw:text-style-name="P11" draw:layer="layout" svg:width="10.078cm" svg:height="7.839cm" svg:x="5.522cm" svg:y="10.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6" draw:layer="layout" svg:width="9.986cm" svg:height="7.839cm" svg:x="16.042cm" svg:y="0.1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7" draw:layer="layout" svg:width="5.798cm" svg:height="1.89cm" svg:x="18.078cm" svg:y="0.872cm">
            <draw:image xlink:href="Pictures/10000001000001EF000000AED3C1DCCEBE148B92.png" xlink:type="simple" xlink:show="embed" xlink:actuate="onLoad" draw:mime-type="image/png">
              <text:p/>
            </draw:image>
          </draw:frame>
          <draw:custom-shape draw:style-name="gr8" draw:text-style-name="P9" draw:layer="layout" svg:width="9.986cm" svg:height="0.743cm" svg:x="16.078cm" svg:y="0.161cm">
            <text:p text:style-name="P8"><text:span text:style-name="T2">給線</text:span><text:span text:style-name="T2">A </text:span><text:span text:style-name="T2">機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0" draw:layer="layout" svg:width="10cm" svg:height="0.743cm" svg:x="16.078cm" svg:y="2.762cm">
            <text:p text:style-name="P8"><text:span text:style-name="T2">給線</text:span><text:span text:style-name="T2">A </text:span><text:span text:style-name="T2">機 </text:span><text:span text:style-name="T2">- </text:span><text:span text:style-name="T2">滿軸準備區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7" draw:layer="layout" svg:width="5.798cm" svg:height="1.89cm" svg:x="18.08cm" svg:y="3.509cm">
            <draw:image xlink:href="Pictures/10000001000001EF000000AED3C1DCCEBE148B92.png" xlink:type="simple" xlink:show="embed" xlink:actuate="onLoad" draw:mime-type="image/png">
              <text:p/>
            </draw:image>
          </draw:frame>
          <draw:custom-shape draw:style-name="gr10" draw:text-style-name="P10" draw:layer="layout" svg:width="9.986cm" svg:height="0.743cm" svg:x="16.078cm" svg:y="5.363cm">
            <text:p text:style-name="P8"><text:span text:style-name="T2">給線</text:span><text:span text:style-name="T2">A </text:span><text:span text:style-name="T2">機 </text:span><text:span text:style-name="T2">- </text:span><text:span text:style-name="T2">空軸準備區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7" draw:layer="layout" svg:width="5.808cm" svg:height="1.894cm" svg:x="18.078cm" svg:y="6.106cm">
            <draw:image xlink:href="Pictures/10000001000001EF000000AED3C1DCCEBE148B92.png" xlink:type="simple" xlink:show="embed" xlink:actuate="onLoad" draw:mime-type="image/png">
              <text:p/>
            </draw:image>
          </draw:frame>
          <draw:custom-shape draw:style-name="gr11" draw:text-style-name="P11" draw:layer="layout" svg:width="10.078cm" svg:height="7.839cm" svg:x="16.028cm" svg:y="0.16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6" draw:layer="layout" svg:width="9.986cm" svg:height="7.839cm" svg:x="16.058cm" svg:y="8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7" draw:layer="layout" svg:width="5.798cm" svg:height="1.89cm" svg:x="18.094cm" svg:y="8.911cm">
            <draw:image xlink:href="Pictures/10000001000001EF000000AED3C1DCCEBE148B92.png" xlink:type="simple" xlink:show="embed" xlink:actuate="onLoad" draw:mime-type="image/png">
              <text:p/>
            </draw:image>
          </draw:frame>
          <draw:custom-shape draw:style-name="gr8" draw:text-style-name="P9" draw:layer="layout" svg:width="9.986cm" svg:height="0.743cm" svg:x="16.094cm" svg:y="8.2cm">
            <text:p text:style-name="P8"><text:span text:style-name="T2">給線</text:span><text:span text:style-name="T2">B </text:span><text:span text:style-name="T2">機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0" draw:layer="layout" svg:width="10cm" svg:height="0.743cm" svg:x="16.094cm" svg:y="10.801cm">
            <text:p text:style-name="P8"><text:span text:style-name="T2">給線</text:span><text:span text:style-name="T2">A </text:span><text:span text:style-name="T2">機 </text:span><text:span text:style-name="T2">- </text:span><text:span text:style-name="T2">滿軸準備區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7" draw:layer="layout" svg:width="5.798cm" svg:height="1.89cm" svg:x="18.096cm" svg:y="11.548cm">
            <draw:image xlink:href="Pictures/10000001000001EF000000AED3C1DCCEBE148B92.png" xlink:type="simple" xlink:show="embed" xlink:actuate="onLoad" draw:mime-type="image/png">
              <text:p/>
            </draw:image>
          </draw:frame>
          <draw:custom-shape draw:style-name="gr10" draw:text-style-name="P10" draw:layer="layout" svg:width="9.986cm" svg:height="0.743cm" svg:x="16.094cm" svg:y="13.402cm">
            <text:p text:style-name="P8"><text:span text:style-name="T2">給線</text:span><text:span text:style-name="T2">A </text:span><text:span text:style-name="T2">機 </text:span><text:span text:style-name="T2">- </text:span><text:span text:style-name="T2">空軸準備區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7" draw:layer="layout" svg:width="5.808cm" svg:height="1.894cm" svg:x="18.094cm" svg:y="14.145cm">
            <draw:image xlink:href="Pictures/10000001000001EF000000AED3C1DCCEBE148B92.png" xlink:type="simple" xlink:show="embed" xlink:actuate="onLoad" draw:mime-type="image/png">
              <text:p/>
            </draw:image>
          </draw:frame>
          <draw:custom-shape draw:style-name="gr11" draw:text-style-name="P11" draw:layer="layout" svg:width="10.078cm" svg:height="7.839cm" svg:x="16.044cm" svg:y="8.2cm">
            <text:p/>
            <draw:enhanced-geometry svg:viewBox="0 0 21600 21600" draw:type="rectangle" draw:enhanced-path="M 0 0 L 21600 0 21600 21600 0 21600 0 0 Z N"/>
          </draw:custom-shape>
        </draw:g>
        <draw:line draw:style-name="gr18" draw:text-style-name="P7" draw:layer="layout" svg:x1="27cm" svg:y1="8cm" svg:x2="27cm" svg:y2="12.4cm">
          <text:p/>
        </draw:line>
        <draw:frame draw:style-name="gr19" draw:text-style-name="P5" draw:layer="layout" svg:width="2.6cm" svg:height="1.673cm" svg:x="27cm" svg:y="8.8cm">
          <draw:text-box>
            <text:p><text:span text:style-name="T1">Scroll bar</text:span></text:p>
          </draw:text-box>
        </draw:frame>
        <draw:custom-shape draw:style-name="gr23" draw:text-style-name="P6" draw:layer="layout" svg:width="9.986cm" svg:height="3cm" svg:x="16.014cm" svg:y="1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5.798cm" svg:height="1.89cm" svg:x="18.05cm" svg:y="17.111cm">
          <draw:image xlink:href="Pictures/10000001000001EF000000AED3C1DCCEBE148B92.png" xlink:type="simple" xlink:show="embed" xlink:actuate="onLoad" draw:mime-type="image/png">
            <text:p/>
          </draw:image>
        </draw:frame>
        <draw:custom-shape draw:style-name="gr8" draw:text-style-name="P9" draw:layer="layout" svg:width="9.986cm" svg:height="0.743cm" svg:x="16.05cm" svg:y="16.4cm">
          <text:p text:style-name="P8"><text:span text:style-name="T2">給線</text:span><text:span text:style-name="T2">F </text:span><text:span text:style-name="T2">機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10.078cm" svg:height="3cm" svg:x="16cm" svg:y="16.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34.4cm" svg:height="2cm" draw:transform="skewX (-0.00296705972839036) rotate (-0.00314159265359073)">
          <text:p/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34.401cm" svg:height="1.254cm" draw:transform="skewX (-0.00314159265358979) rotate (-0.00314159265359073) translate (0cm 18.2cm)">
          <text:p/>
          <draw:enhanced-geometry svg:viewBox="0 0 21600 21600" draw:type="rectangle" draw:enhanced-path="M 0 0 L 21600 0 21600 21600 0 21600 0 0 Z N"/>
        </draw:custom-shape>
        <draw:frame draw:style-name="gr22" draw:text-style-name="P13" draw:layer="layout" svg:width="6.8cm" svg:height="2.741cm" svg:x="27.4cm" svg:y="2.401cm">
          <draw:text-box>
            <text:p>User click捲取A機，</text:p>
            <text:p>右邊列出捲取A機的給線列表 A,B,F</text:p>
          </draw:text-box>
        </draw:frame>
        <presentation:notes draw:style-name="dp2">
          <draw:page-thumbnail draw:style-name="gr1" draw:layer="layout" svg:width="19.747cm" svg:height="11.136cm" svg:x="0.62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na-fix" presentation:presentation-page-layout-name="AL1T1">
        <office:forms form:automatic-focus="false" form:apply-design-mode="false"/>
        <draw:frame presentation:style-name="pr4" draw:layer="layout" svg:width="27.079cm" svg:height="3.238cm" svg:x="5.6cm" svg:y="0.774cm" presentation:class="title" presentation:user-transformed="true">
          <draw:text-box>
            <text:p>流程規劃</text:p>
          </draw:text-box>
        </draw:frame>
        <draw:frame draw:style-name="gr4" draw:text-style-name="P5" draw:layer="layout" svg:width="5.2cm" svg:height="1.2cm" svg:x="1.816cm" svg:y="14.433cm">
          <draw:text-box>
            <text:p><text:span text:style-name="T1">Click focus</text:span></text:p>
          </draw:text-box>
        </draw:frame>
        <draw:g>
          <draw:custom-shape draw:style-name="gr26" draw:text-style-name="P6" draw:layer="layout" svg:width="9.986cm" svg:height="7.839cm" svg:x="6.194cm" svg:y="6.5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7" draw:text-style-name="P7" draw:layer="layout" svg:width="5.798cm" svg:height="1.89cm" svg:x="8.23cm" svg:y="7.305cm">
            <draw:image xlink:href="Pictures/10000001000001EF000000AED3C1DCCEBE148B92.png" xlink:type="simple" xlink:show="embed" xlink:actuate="onLoad" draw:mime-type="image/png">
              <text:p/>
            </draw:image>
          </draw:frame>
          <draw:custom-shape draw:style-name="gr28" draw:text-style-name="P9" draw:layer="layout" svg:width="9.986cm" svg:height="0.743cm" svg:x="6.23cm" svg:y="6.594cm">
            <text:p text:style-name="P8"><text:span text:style-name="T2">捲取</text:span><text:span text:style-name="T2">A </text:span><text:span text:style-name="T2">機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10" draw:layer="layout" svg:width="10cm" svg:height="0.743cm" svg:x="6.23cm" svg:y="9.195cm">
            <text:p text:style-name="P8"><text:span text:style-name="T2">捲取</text:span><text:span text:style-name="T2">A </text:span><text:span text:style-name="T2">機 </text:span><text:span text:style-name="T2">- </text:span><text:span text:style-name="T2">滿軸準備區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7" draw:text-style-name="P7" draw:layer="layout" svg:width="5.798cm" svg:height="1.89cm" svg:x="8.232cm" svg:y="9.942cm">
            <draw:image xlink:href="Pictures/10000001000001EF000000AED3C1DCCEBE148B92.png" xlink:type="simple" xlink:show="embed" xlink:actuate="onLoad" draw:mime-type="image/png">
              <text:p/>
            </draw:image>
          </draw:frame>
          <draw:custom-shape draw:style-name="gr30" draw:text-style-name="P10" draw:layer="layout" svg:width="9.986cm" svg:height="0.743cm" svg:x="6.23cm" svg:y="11.796cm">
            <text:p text:style-name="P8"><text:span text:style-name="T2">捲取</text:span><text:span text:style-name="T2">A </text:span><text:span text:style-name="T2">機 </text:span><text:span text:style-name="T2">- </text:span><text:span text:style-name="T2">空軸準備區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7" draw:text-style-name="P7" draw:layer="layout" svg:width="5.808cm" svg:height="1.894cm" svg:x="8.23cm" svg:y="12.539cm">
            <draw:image xlink:href="Pictures/10000001000001EF000000AED3C1DCCEBE148B92.png" xlink:type="simple" xlink:show="embed" xlink:actuate="onLoad" draw:mime-type="image/png">
              <text:p/>
            </draw:image>
          </draw:frame>
          <draw:custom-shape draw:style-name="gr31" draw:text-style-name="P11" draw:layer="layout" svg:width="10.078cm" svg:height="7.839cm" svg:x="6.18cm" svg:y="6.59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6" draw:layer="layout" svg:width="9.986cm" svg:height="7.839cm" svg:x="16.686cm" svg:y="6.5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7" draw:layer="layout" svg:width="5.798cm" svg:height="1.89cm" svg:x="18.722cm" svg:y="7.305cm">
            <draw:image xlink:href="Pictures/10000001000001EF000000AED3C1DCCEBE148B92.png" xlink:type="simple" xlink:show="embed" xlink:actuate="onLoad" draw:mime-type="image/png">
              <text:p/>
            </draw:image>
          </draw:frame>
          <draw:custom-shape draw:style-name="gr8" draw:text-style-name="P9" draw:layer="layout" svg:width="9.986cm" svg:height="0.743cm" svg:x="16.722cm" svg:y="6.594cm">
            <text:p text:style-name="P8"><text:span text:style-name="T2">給線</text:span><text:span text:style-name="T2">B </text:span><text:span text:style-name="T2">機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0" draw:layer="layout" svg:width="10cm" svg:height="0.743cm" svg:x="16.722cm" svg:y="9.195cm">
            <text:p text:style-name="P8"><text:span text:style-name="T2">給線</text:span><text:span text:style-name="T2">A </text:span><text:span text:style-name="T2">機 </text:span><text:span text:style-name="T2">- </text:span><text:span text:style-name="T2">滿軸準備區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7" draw:layer="layout" svg:width="5.798cm" svg:height="1.89cm" svg:x="18.724cm" svg:y="9.942cm">
            <draw:image xlink:href="Pictures/10000001000001EF000000AED3C1DCCEBE148B92.png" xlink:type="simple" xlink:show="embed" xlink:actuate="onLoad" draw:mime-type="image/png">
              <text:p/>
            </draw:image>
          </draw:frame>
          <draw:custom-shape draw:style-name="gr10" draw:text-style-name="P10" draw:layer="layout" svg:width="9.986cm" svg:height="0.743cm" svg:x="16.722cm" svg:y="11.796cm">
            <text:p text:style-name="P8"><text:span text:style-name="T2">給線</text:span><text:span text:style-name="T2">A </text:span><text:span text:style-name="T2">機 </text:span><text:span text:style-name="T2">- </text:span><text:span text:style-name="T2">空軸準備區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7" draw:layer="layout" svg:width="5.808cm" svg:height="1.894cm" svg:x="18.722cm" svg:y="12.539cm">
            <draw:image xlink:href="Pictures/10000001000001EF000000AED3C1DCCEBE148B92.png" xlink:type="simple" xlink:show="embed" xlink:actuate="onLoad" draw:mime-type="image/png">
              <text:p/>
            </draw:image>
          </draw:frame>
          <draw:custom-shape draw:style-name="gr11" draw:text-style-name="P11" draw:layer="layout" svg:width="10.078cm" svg:height="7.839cm" svg:x="16.672cm" svg:y="6.594cm">
            <text:p/>
            <draw:enhanced-geometry svg:viewBox="0 0 21600 21600" draw:type="rectangle" draw:enhanced-path="M 0 0 L 21600 0 21600 21600 0 21600 0 0 Z N"/>
          </draw:custom-shape>
        </draw:g>
        <draw:line draw:style-name="gr18" draw:text-style-name="P7" draw:layer="layout" svg:x1="27.616cm" svg:y1="11.233cm" svg:x2="27.616cm" svg:y2="15.633cm">
          <text:p/>
        </draw:line>
        <draw:frame draw:style-name="gr19" draw:text-style-name="P5" draw:layer="layout" svg:width="2.6cm" svg:height="1.673cm" svg:x="27.616cm" svg:y="12.033cm">
          <draw:text-box>
            <text:p><text:span text:style-name="T1">Scroll bar</text:span></text:p>
          </draw:text-box>
        </draw:frame>
        <draw:custom-shape draw:style-name="gr38" draw:text-style-name="P12" draw:layer="layout" svg:width="20.65cm" svg:height="1.254cm" draw:transform="skewX (-0.00314159265358979) rotate (-0.00314159265359073) translate (6.194cm 5.275cm)">
          <text:p/>
          <draw:enhanced-geometry svg:viewBox="0 0 21600 21600" draw:type="rectangle" draw:enhanced-path="M 0 0 L 21600 0 21600 21600 0 21600 0 0 Z N"/>
        </draw:custom-shape>
        <draw:frame draw:style-name="gr39" draw:text-style-name="P14" draw:layer="layout" svg:width="2.8cm" svg:height="0.962cm" svg:x="13cm" svg:y="5.6cm">
          <draw:text-box>
            <text:p>EX11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47cm" svg:height="11.136cm" svg:x="0.626cm" svg:y="2.257cm" draw:page-number="5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na-fix" presentation:presentation-page-layout-name="AL2T0">
        <office:forms form:automatic-focus="false" form:apply-design-mode="false"/>
        <draw:frame draw:style-name="gr4" draw:text-style-name="P5" draw:layer="layout" svg:width="5.2cm" svg:height="1.2cm" svg:x="1.2cm" svg:y="11.2cm">
          <draw:text-box>
            <text:p><text:span text:style-name="T1">Click focus</text:span></text:p>
          </draw:text-box>
        </draw:frame>
        <draw:g>
          <draw:custom-shape draw:style-name="gr26" draw:text-style-name="P6" draw:layer="layout" svg:width="9.986cm" svg:height="7.839cm" svg:x="5.578cm" svg:y="3.3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7" draw:text-style-name="P7" draw:layer="layout" svg:width="5.798cm" svg:height="1.89cm" svg:x="7.614cm" svg:y="4.072cm">
            <draw:image xlink:href="Pictures/10000001000001EF000000AED3C1DCCEBE148B92.png" xlink:type="simple" xlink:show="embed" xlink:actuate="onLoad" draw:mime-type="image/png">
              <text:p/>
            </draw:image>
          </draw:frame>
          <draw:custom-shape draw:style-name="gr28" draw:text-style-name="P9" draw:layer="layout" svg:width="9.986cm" svg:height="0.743cm" svg:x="5.614cm" svg:y="3.361cm">
            <text:p text:style-name="P8"><text:span text:style-name="T2">捲取</text:span><text:span text:style-name="T2">A </text:span><text:span text:style-name="T2">機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10" draw:layer="layout" svg:width="10cm" svg:height="0.743cm" svg:x="5.614cm" svg:y="5.962cm">
            <text:p text:style-name="P8"><text:span text:style-name="T2">捲取</text:span><text:span text:style-name="T2">A </text:span><text:span text:style-name="T2">機 </text:span><text:span text:style-name="T2">- </text:span><text:span text:style-name="T2">滿軸準備區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7" draw:text-style-name="P7" draw:layer="layout" svg:width="5.798cm" svg:height="1.89cm" svg:x="7.616cm" svg:y="6.709cm">
            <draw:image xlink:href="Pictures/10000001000001EF000000AED3C1DCCEBE148B92.png" xlink:type="simple" xlink:show="embed" xlink:actuate="onLoad" draw:mime-type="image/png">
              <text:p/>
            </draw:image>
          </draw:frame>
          <draw:custom-shape draw:style-name="gr30" draw:text-style-name="P10" draw:layer="layout" svg:width="9.986cm" svg:height="0.743cm" svg:x="5.614cm" svg:y="8.563cm">
            <text:p text:style-name="P8"><text:span text:style-name="T2">捲取</text:span><text:span text:style-name="T2">A </text:span><text:span text:style-name="T2">機 </text:span><text:span text:style-name="T2">- </text:span><text:span text:style-name="T2">空軸準備區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7" draw:text-style-name="P7" draw:layer="layout" svg:width="5.808cm" svg:height="1.894cm" svg:x="7.614cm" svg:y="9.306cm">
            <draw:image xlink:href="Pictures/10000001000001EF000000AED3C1DCCEBE148B92.png" xlink:type="simple" xlink:show="embed" xlink:actuate="onLoad" draw:mime-type="image/png">
              <text:p/>
            </draw:image>
          </draw:frame>
          <draw:custom-shape draw:style-name="gr31" draw:text-style-name="P11" draw:layer="layout" svg:width="10.078cm" svg:height="7.839cm" svg:x="5.564cm" svg:y="3.36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6" draw:layer="layout" svg:width="9.986cm" svg:height="7.839cm" svg:x="16.07cm" svg:y="3.3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7" draw:layer="layout" svg:width="5.798cm" svg:height="1.89cm" svg:x="18.106cm" svg:y="4.072cm">
            <draw:image xlink:href="Pictures/10000001000001EF000000AED3C1DCCEBE148B92.png" xlink:type="simple" xlink:show="embed" xlink:actuate="onLoad" draw:mime-type="image/png">
              <text:p/>
            </draw:image>
          </draw:frame>
          <draw:custom-shape draw:style-name="gr8" draw:text-style-name="P9" draw:layer="layout" svg:width="9.986cm" svg:height="0.743cm" svg:x="16.106cm" svg:y="3.361cm">
            <text:p text:style-name="P8"><text:span text:style-name="T2">給線</text:span><text:span text:style-name="T2">B </text:span><text:span text:style-name="T2">機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0" draw:layer="layout" svg:width="10cm" svg:height="0.743cm" svg:x="16.106cm" svg:y="5.962cm">
            <text:p text:style-name="P8"><text:span text:style-name="T2">給線</text:span><text:span text:style-name="T2">A </text:span><text:span text:style-name="T2">機 </text:span><text:span text:style-name="T2">- </text:span><text:span text:style-name="T2">滿軸準備區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7" draw:layer="layout" svg:width="5.798cm" svg:height="1.89cm" svg:x="18.108cm" svg:y="6.709cm">
            <draw:image xlink:href="Pictures/10000001000001EF000000AED3C1DCCEBE148B92.png" xlink:type="simple" xlink:show="embed" xlink:actuate="onLoad" draw:mime-type="image/png">
              <text:p/>
            </draw:image>
          </draw:frame>
          <draw:custom-shape draw:style-name="gr10" draw:text-style-name="P10" draw:layer="layout" svg:width="9.986cm" svg:height="0.743cm" svg:x="16.106cm" svg:y="8.563cm">
            <text:p text:style-name="P8"><text:span text:style-name="T2">給線</text:span><text:span text:style-name="T2">A </text:span><text:span text:style-name="T2">機 </text:span><text:span text:style-name="T2">- </text:span><text:span text:style-name="T2">空軸準備區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7" draw:layer="layout" svg:width="5.808cm" svg:height="1.894cm" svg:x="18.106cm" svg:y="9.306cm">
            <draw:image xlink:href="Pictures/10000001000001EF000000AED3C1DCCEBE148B92.png" xlink:type="simple" xlink:show="embed" xlink:actuate="onLoad" draw:mime-type="image/png">
              <text:p/>
            </draw:image>
          </draw:frame>
          <draw:custom-shape draw:style-name="gr11" draw:text-style-name="P11" draw:layer="layout" svg:width="10.078cm" svg:height="7.839cm" svg:x="16.056cm" svg:y="3.361cm">
            <text:p/>
            <draw:enhanced-geometry svg:viewBox="0 0 21600 21600" draw:type="rectangle" draw:enhanced-path="M 0 0 L 21600 0 21600 21600 0 21600 0 0 Z N"/>
          </draw:custom-shape>
        </draw:g>
        <draw:line draw:style-name="gr18" draw:text-style-name="P7" draw:layer="layout" svg:x1="27cm" svg:y1="8cm" svg:x2="27cm" svg:y2="12.4cm">
          <text:p/>
        </draw:line>
        <draw:frame draw:style-name="gr19" draw:text-style-name="P5" draw:layer="layout" svg:width="2.6cm" svg:height="1.673cm" svg:x="27cm" svg:y="8.8cm">
          <draw:text-box>
            <text:p><text:span text:style-name="T1">Scroll bar</text:span></text:p>
          </draw:text-box>
        </draw:frame>
        <draw:custom-shape draw:style-name="gr21" draw:text-style-name="P12" draw:layer="layout" svg:width="34.401cm" svg:height="1.254cm" draw:transform="skewX (-0.00314159265358979) rotate (-0.00314159265359073) translate (0cm 18.2cm)">
          <text:p/>
          <draw:enhanced-geometry svg:viewBox="0 0 21600 21600" draw:type="rectangle" draw:enhanced-path="M 0 0 L 21600 0 21600 21600 0 21600 0 0 Z N"/>
        </draw:custom-shape>
        <draw:frame draw:style-name="gr22" draw:text-style-name="P13" draw:layer="layout" svg:width="6.8cm" svg:height="2.741cm" svg:x="27.4cm" svg:y="2.401cm">
          <draw:text-box>
            <text:p>User click捲取A機，</text:p>
            <text:p>右邊列出捲取A機的給線列表 A,B,F</text:p>
          </draw:text-box>
        </draw:frame>
        <draw:custom-shape draw:style-name="gr38" draw:text-style-name="P12" draw:layer="layout" svg:width="20.65cm" svg:height="1.254cm" draw:transform="skewX (-0.00314159265358979) rotate (-0.00314159265359073) translate (5.55cm 2cm)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1" draw:layer="layout" svg:width="19.747cm" svg:height="11.136cm" svg:x="0.62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aleway" svg:font-family="Raleway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modern" style:font-pitch="variable"/>
    <style:font-face style:name="TlwgTypewriter" svg:font-family="TlwgTypewriter" style:font-adornments="Standard" style:font-family-generic="modern" style:font-pitch="variable"/>
    <style:font-face style:name="TlwgTypewriter1" svg:font-family="TlwgTypewriter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fix-background" style:family="presentation">
      <style:graphic-properties draw:stroke="none" draw:fill="none"/>
      <style:text-properties style:letter-kerning="true"/>
    </style:style>
    <style:style style:name="dna-fi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fix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fix-outline1" style:family="presentation">
      <style:graphic-properties draw:stroke="none" draw:fill="none" draw:auto-grow-height="false" draw:fit-to-size="false" style:shrink-to-fit="true">
        <text:list-style style:name="dna-fix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5%"/>
          </text:list-level-style-bullet>
        </text:list-style>
      </style:graphic-properties>
      <style:paragraph-properties fo:margin-left="0cm" fo:margin-right="0cm" fo:margin-top="0cm" fo:margin-bottom="0.461cm" fo:text-indent="0cm"/>
      <style:text-properties fo:color="#050505" loext:opacity="100%" loext:color-lum-mod="100%" loext:color-lum-off="0%" style:text-outline="false" style:text-line-through-style="none" style:text-line-through-type="none" style:font-name="TlwgTypewriter" fo:font-family="TlwgTypewriter" style:font-style-name="Standard" style:font-family-generic="modern" style:font-pitch="variable" fo:font-size="29.6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fix-outline2" style:family="presentation" style:parent-style-name="dna-fix-outline1">
      <style:paragraph-properties fo:margin-left="0cm" fo:margin-right="0cm" fo:margin-top="0cm" fo:margin-bottom="0.369cm" fo:text-indent="0cm"/>
      <style:text-properties fo:font-size="25.7999992370605pt" style:font-size-asian="28pt" style:font-size-complex="28pt"/>
    </style:style>
    <style:style style:name="dna-fix-outline3" style:family="presentation" style:parent-style-name="dna-fix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dna-fix-outline4" style:family="presentation" style:parent-style-name="dna-fix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dna-fix-outline5" style:family="presentation" style:parent-style-name="dna-fix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dna-fix-outline6" style:family="presentation" style:parent-style-name="dna-fix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dna-fix-outline7" style:family="presentation" style:parent-style-name="dna-fix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dna-fix-outline8" style:family="presentation" style:parent-style-name="dna-fix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dna-fix-outline9" style:family="presentation" style:parent-style-name="dna-fix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dna-fix-subtitle" style:family="presentation">
      <style:graphic-properties draw:stroke="none" draw:fill="none" draw:textarea-vertical-align="middle">
        <text:list-style style:name="dna-fix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fix-title" style:family="presentation">
      <style:graphic-properties draw:stroke="none" draw:fill="none" draw:textarea-vertical-align="middle" draw:fit-to-size="false" style:shrink-to-fit="true">
        <text:list-style style:name="dna-fix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loext:color-lum-mod="100%" loext:color-lum-off="0%" style:text-outline="false" style:text-line-through-style="none" style:text-line-through-type="none" style:font-name="Raleway" fo:font-family="Raleway" style:font-pitch="variable" fo:font-size="40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4cm" fo:page-height="19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fix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fix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fix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TlwgTypewriter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74cm" svg:x="1cm" svg:y="3.735cm"/>
      <draw:page-thumbnail draw:layer="backgroundobjects" svg:width="8.999cm" svg:height="5.074cm" svg:x="1cm" svg:y="12.311cm"/>
      <draw:page-thumbnail draw:layer="backgroundobjects" svg:width="8.999cm" svg:height="5.074cm" svg:x="1cm" svg:y="20.887cm"/>
      <draw:page-thumbnail draw:layer="backgroundobjects" svg:width="8.999cm" svg:height="5.074cm" svg:x="11cm" svg:y="3.735cm"/>
      <draw:page-thumbnail draw:layer="backgroundobjects" svg:width="8.999cm" svg:height="5.074cm" svg:x="11cm" svg:y="12.311cm"/>
      <draw:page-thumbnail draw:layer="backgroundobjects" svg:width="8.999cm" svg:height="5.074cm" svg:x="11cm" svg:y="20.887cm"/>
    </style:handout-master>
    <style:master-page style:name="dna-fix" style:page-layout-name="PM1" draw:style-name="Mdp1">
      <office:forms form:automatic-focus="false" form:apply-design-mode="false"/>
      <draw:frame draw:style-name="Mgr3" draw:text-style-name="MP5" draw:layer="backgroundobjects" svg:width="34.49cm" svg:height="19.4cm" svg:x="0cm" svg:y="0cm">
        <draw:image xlink:href="Pictures/100000000000078000000438BCF67D94472BB1D8.jpg" xlink:type="simple" xlink:show="embed" xlink:actuate="onLoad" draw:mime-type="image/jpeg">
          <text:p/>
        </draw:image>
      </draw:frame>
      <draw:frame presentation:style-name="dna-fix-title" draw:layer="backgroundobjects" svg:width="27.079cm" svg:height="3.238cm" svg:x="5.6cm" svg:y="0.774cm" presentation:class="title" presentation:placeholder="true">
        <draw:text-box/>
      </draw:frame>
      <draw:frame presentation:style-name="dna-fix-outline1" draw:layer="backgroundobjects" svg:width="26.391cm" svg:height="11.252cm" svg:x="5.6cm" svg:y="4.539cm" presentation:class="outline" presentation:placeholder="true">
        <draw:text-box/>
      </draw:frame>
      <draw:frame presentation:style-name="Mpr1" draw:text-style-name="MP2" draw:layer="backgroundobjects" svg:width="8.014cm" svg:height="1.337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10.903cm" svg:height="1.337cm" svg:x="11.764cm" svg:y="17.673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8.014cm" svg:height="1.337cm" svg:x="24.664cm" svg:y="17.673cm" presentation:class="page-number">
        <draw:text-box>
          <text:p text:style-name="MP3"><text:span text:style-name="MT2">S</text:span><text:span text:style-name="MT2">l</text:span><text:span text:style-name="MT2">i</text:span><text:span text:style-name="MT2">d</text:span><text:span text:style-name="MT2">e</text:span><text:span text:style-name="MT2"> </text:span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fix-title" draw:layer="backgroundobjects" svg:width="19.747cm" svg:height="11.136cm" svg:x="0.626cm" svg:y="2.257cm" presentation:class="page"/>
        <draw:frame presentation:style-name="dna-fix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4T12:14:25.003172496</meta:creation-date>
    <meta:editing-duration>P1DT42M49S</meta:editing-duration>
    <meta:editing-cycles>16</meta:editing-cycles>
    <meta:generator>LibreOffice/7.4.7.2$Linux_X86_64 LibreOffice_project/40$Build-2</meta:generator>
    <dc:date>2023-10-31T12:21:35.752769893</dc:date>
    <meta:document-statistic meta:object-count="226"/>
  </office:meta>
</office:document-meta>
</file>